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2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t lower column address bit 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formula="of:=DEC2HEX((128*[.F1])+(64*[.G1])+(32*[.H1])+(16*[.I1])+(8*[.J1])+(4*[.K1])+(2*[.L1])+[.M1];2)" office:value-type="string" office:string-value="00" calcext:value-type="string">
            <text:p>00</text:p>
          </table:table-cell>
          <table:table-cell/>
        </table:table-row>
        <table:table-row table:style-name="ro1">
          <table:table-cell office:value-type="string" calcext:value-type="string">
            <text:p>Set lower column address bit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lower column address bit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(128*[.F3])+(64*[.G3])+(32*[.H3])+(16*[.I3])+(8*[.J3])+(4*[.K3])+(2*[.L3])+[.M3];2)" office:value-type="string" office:string-value="0F" calcext:value-type="string">
            <text:p>0F</text:p>
          </table:table-cell>
          <table:table-cell/>
        </table:table-row>
        <table:table-row table:style-name="ro2">
          <table:table-cell office:value-type="string" calcext:value-type="string">
            <text:p>Set upper column address bit 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(128*[.F4])+(64*[.G4])+(32*[.H4])+(16*[.I4])+(8*[.J4])+(4*[.K4])+(2*[.L4])+[.M4];2)" office:value-type="string" office:string-value="10" calcext:value-type="string">
            <text:p>10</text:p>
          </table:table-cell>
          <table:table-cell/>
        </table:table-row>
        <table:table-row table:style-name="ro2">
          <table:table-cell office:value-type="string" calcext:value-type="string">
            <text:p>Set upper column address bit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2">
          <table:table-cell office:value-type="string" calcext:value-type="string">
            <text:p>Set upper column address bit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DEC2HEX((128*[.F6])+(64*[.G6])+(32*[.H6])+(16*[.I6])+(8*[.J6])+(4*[.K6])+(2*[.L6])+[.M6];2)" office:value-type="string" office:string-value="1F" calcext:value-type="string">
            <text:p>1F</text:p>
          </table:table-cell>
          <table:table-cell/>
        </table:table-row>
        <table:table-row table:style-name="ro1">
          <table:table-cell office:value-type="string" calcext:value-type="string">
            <text:p>Select internal resistor ratio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2HEX((128*[.F7])+(64*[.G7])+(32*[.H7])+(16*[.I7])+(8*[.J7])+(4*[.K7])+(2*[.L7])+[.M7];2)" office:value-type="string" office:string-value="20" calcext:value-type="string">
            <text:p>20</text:p>
          </table:table-cell>
          <table:table-cell office:value-type="string" calcext:value-type="string">
            <text:p>D0-D2 ratio</text:p>
          </table:table-cell>
        </table:table-row>
        <table:table-row table:style-name="ro1">
          <table:table-cell office:value-type="string" calcext:value-type="string">
            <text:p>Select internal resistor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lect internal resistor ratio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(128*[.F9])+(64*[.G9])+(32*[.H9])+(16*[.I9])+(8*[.J9])+(4*[.K9])+(2*[.L9])+[.M9];2)" office:value-type="string" office:string-value="27" calcext:value-type="string">
            <text:p>27</text:p>
          </table:table-cell>
          <table:table-cell office:value-type="string" calcext:value-type="string">
            <text:p>D0-D2 ratio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t power contr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(128*[.F11])+(64*[.G11])+(32*[.H11])+(16*[.I11])+(8*[.J11])+(4*[.K11])+(2*[.L11])+[.M11];2)" office:value-type="string" office:string-value="28" calcext:value-type="string">
            <text:p>28</text:p>
          </table:table-cell>
          <table:table-cell office:value-type="string" calcext:value-type="string">
            <text:p>D0-D2 operating mode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power control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(128*[.F13])+(64*[.G13])+(32*[.H13])+(16*[.I13])+(8*[.J13])+(4*[.K13])+(2*[.L13])+[.M13];2)" office:value-type="string" office:string-value="2F" calcext:value-type="string">
            <text:p>2F</text:p>
          </table:table-cell>
          <table:table-cell/>
        </table:table-row>
        <table:table-row table:style-name="ro1">
          <table:table-cell office:value-type="string" calcext:value-type="string">
            <text:p>Set display start line 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C2HEX((128*[.F14])+(64*[.G14])+(32*[.H14])+(16*[.I14])+(8*[.J14])+(4*[.K14])+(2*[.L14])+[.M14];2)" office:value-type="string" office:string-value="40" calcext:value-type="string">
            <text:p>4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display start line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DEC2HEX((128*[.F16])+(64*[.G16])+(32*[.H16])+(16*[.I16])+(8*[.J16])+(4*[.K16])+(2*[.L16])+[.M16];2)" office:value-type="string" office:string-value="7F" calcext:value-type="string">
            <text:p>7F</text:p>
          </table:table-cell>
          <table:table-cell/>
        </table:table-row>
        <table:table-row table:style-name="ro1">
          <table:table-cell office:value-type="string" calcext:value-type="string">
            <text:p>Set output voltage cmd→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(128*[.F17])+(64*[.G17])+(32*[.H17])+(16*[.I17])+(8*[.J17])+(4*[.K17])+(2*[.L17])+[.M17];2)" office:value-type="string" office:string-value="81" calcext:value-type="string">
            <text:p>81</text:p>
          </table:table-cell>
          <table:table-cell/>
        </table:table-row>
        <table:table-row table:style-name="ro1">
          <table:table-cell office:value-type="string" calcext:value-type="string">
            <text:p>Set output voltage value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output voltage value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DC Select : 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2HEX((128*[.F20])+(64*[.G20])+(32*[.H20])+(16*[.I20])+(8*[.J20])+(4*[.K20])+(2*[.L20])+[.M20];2)" office:value-type="string" office:string-value="A0" calcext:value-type="string">
            <text:p>A0</text:p>
          </table:table-cell>
          <table:table-cell/>
        </table:table-row>
        <table:table-row table:style-name="ro1">
          <table:table-cell office:value-type="string" calcext:value-type="string">
            <text:p>ADC Select : 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(128*[.F21])+(64*[.G21])+(32*[.H21])+(16*[.I21])+(8*[.J21])+(4*[.K21])+(2*[.L21])+[.M21];2)" office:value-type="string" office:string-value="A1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t LCD bias 1/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(128*[.F22])+(64*[.G22])+(32*[.H22])+(16*[.I22])+(8*[.J22])+(4*[.K22])+(2*[.L22])+[.M22];2)" office:value-type="string" office:string-value="A2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t LCD bias 1/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(128*[.F23])+(64*[.G23])+(32*[.H23])+(16*[.I23])+(8*[.J23])+(4*[.K23])+(2*[.L23])+[.M23];2)" office:value-type="string" office:string-value="A3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Display all points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(128*[.F24])+(64*[.G24])+(32*[.H24])+(16*[.I24])+(8*[.J24])+(4*[.K24])+(2*[.L24])+[.M24];2)" office:value-type="string" office:string-value="A4" calcext:value-type="string">
            <text:p>A4</text:p>
          </table:table-cell>
          <table:table-cell/>
        </table:table-row>
        <table:table-row table:style-name="ro1">
          <table:table-cell office:value-type="string" calcext:value-type="string">
            <text:p>Display all points 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(128*[.F25])+(64*[.G25])+(32*[.H25])+(16*[.I25])+(8*[.J25])+(4*[.K25])+(2*[.L25])+[.M25];2)" office:value-type="string" office:string-value="A5" calcext:value-type="string">
            <text:p>A5</text:p>
          </table:table-cell>
          <table:table-cell/>
        </table:table-row>
        <table:table-row table:style-name="ro1">
          <table:table-cell office:value-type="string" calcext:value-type="string">
            <text:p>Set display 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(128*[.F26])+(64*[.G26])+(32*[.H26])+(16*[.I26])+(8*[.J26])+(4*[.K26])+(2*[.L26])+[.M26];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office:value-type="string" calcext:value-type="string">
            <text:p>Set display 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DEC2HEX((128*[.F27])+(64*[.G27])+(32*[.H27])+(16*[.I27])+(8*[.J27])+(4*[.K27])+(2*[.L27])+[.M27];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office:value-type="string" calcext:value-type="string">
            <text:p>Static indicator off cmd→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(128*[.F28])+(64*[.G28])+(32*[.H28])+(16*[.I28])+(8*[.J28])+(4*[.K28])+(2*[.L28])+[.M28];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office:value-type="string" calcext:value-type="string">
            <text:p>Static indicator on cmd→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(128*[.F29])+(64*[.G29])+(32*[.H29])+(16*[.I29])+(8*[.J29])+(4*[.K29])+(2*[.L29])+[.M29];2)" office:value-type="string" office:string-value="AD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tatic indicator</text:span> value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de 0</text:p>
          </table:table-cell>
        </table:table-row>
        <table:table-row table:style-name="ro1">
          <table:table-cell office:value-type="string" calcext:value-type="string">
            <text:p><text:span text:style-name="T1">Static indicator</text:span> value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de 1</text:p>
          </table:table-cell>
        </table:table-row>
        <table:table-row table:style-name="ro1">
          <table:table-cell office:value-type="string" calcext:value-type="string">
            <text:p>Display o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(128*[.F32])+(64*[.G32])+(32*[.H32])+(16*[.I32])+(8*[.J32])+(4*[.K32])+(2*[.L32])+[.M32];2)" office:value-type="string" office:string-value="AE" calcext:value-type="string">
            <text:p>AE</text:p>
          </table:table-cell>
          <table:table-cell/>
        </table:table-row>
        <table:table-row table:style-name="ro1">
          <table:table-cell office:value-type="string" calcext:value-type="string">
            <text:p>Display 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(128*[.F33])+(64*[.G33])+(32*[.H33])+(16*[.I33])+(8*[.J33])+(4*[.K33])+(2*[.L33])+[.M33];2)" office:value-type="string" office:string-value="AF" calcext:value-type="string">
            <text:p>AF</text:p>
          </table:table-cell>
          <table:table-cell/>
        </table:table-row>
        <table:table-row table:style-name="ro1">
          <table:table-cell office:value-type="string" calcext:value-type="string">
            <text:p>Set page address 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C2HEX((128*[.F34])+(64*[.G34])+(32*[.H34])+(16*[.I34])+(8*[.J34])+(4*[.K34])+(2*[.L34])+[.M34];2)" office:value-type="string" office:string-value="B0" calcext:value-type="string">
            <text:p>B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et page address 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DEC2HEX((128*[.F36])+(64*[.G36])+(32*[.H36])+(16*[.I36])+(8*[.J36])+(4*[.K36])+(2*[.L36])+[.M36];2)" office:value-type="string" office:string-value="BF" calcext:value-type="string">
            <text:p>BF</text:p>
          </table:table-cell>
          <table:table-cell/>
        </table:table-row>
        <table:table-row table:style-name="ro1">
          <table:table-cell office:value-type="string" calcext:value-type="string">
            <text:p>Common output mode normal dir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C2HEX((128*[.F37])+(64*[.G37])+(32*[.H37])+(16*[.I37])+(8*[.J37])+(4*[.K37])+(2*[.L37])+[.M37];2)" office:value-type="string" office:string-value="C0" calcext:value-type="string">
            <text:p>C0</text:p>
          </table:table-cell>
          <table:table-cell office:value-type="string" calcext:value-type="string">
            <text:p>D0-D2 dont matter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on output mode rev dir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DEC2HEX((128*[.F39])+(64*[.G39])+(32*[.H39])+(16*[.I39])+(8*[.J39])+(4*[.K39])+(2*[.L39])+[.M39];2)" office:value-type="string" office:string-value="CF" calcext:value-type="string">
            <text:p>CF</text:p>
          </table:table-cell>
          <table:table-cell office:value-type="string" calcext:value-type="string">
            <text:p>D0-D2 dont matter</text:p>
          </table:table-cell>
        </table:table-row>
        <table:table-row table:style-name="ro1">
          <table:table-cell office:value-type="string" calcext:value-type="string">
            <text:p>Read/modif/wr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DEC2HEX((128*[.F40])+(64*[.G40])+(32*[.H40])+(16*[.I40])+(8*[.J40])+(4*[.K40])+(2*[.L40])+[.M40];2)" office:value-type="string" office:string-value="E0" calcext:value-type="string">
            <text:p>E0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(128*[.F41])+(64*[.G41])+(32*[.H41])+(16*[.I41])+(8*[.J41])+(4*[.K41])+(2*[.L41])+[.M41];2)" office:value-type="string" office:string-value="E2" calcext:value-type="string">
            <text:p>E2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(128*[.F42])+(64*[.G42])+(32*[.H42])+(16*[.I42])+(8*[.J42])+(4*[.K42])+(2*[.L42])+[.M42];2)" office:value-type="string" office:string-value="E3" calcext:value-type="string">
            <text:p>E3</text:p>
          </table:table-cell>
          <table:table-cell/>
        </table:table-row>
        <table:table-row table:style-name="ro1">
          <table:table-cell office:value-type="string" calcext:value-type="string">
            <text:p>Clear read/modif/wr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(128*[.F43])+(64*[.G43])+(32*[.H43])+(16*[.I43])+(8*[.J43])+(4*[.K43])+(2*[.L43])+[.M43];2)" office:value-type="string" office:string-value="EE" calcext:value-type="string">
            <text:p>EE</text:p>
          </table:table-cell>
          <table:table-cell/>
        </table:table-row>
        <table:table-row table:style-name="ro1">
          <table:table-cell office:value-type="string" calcext:value-type="string">
            <text:p>Booster ratio cmd→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DEC2HEX((128*[.F44])+(64*[.G44])+(32*[.H44])+(16*[.I44])+(8*[.J44])+(4*[.K44])+(2*[.L44])+[.M44];2)" office:value-type="string" office:string-value="F8" calcext:value-type="string">
            <text:p>F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ooster ratio</text:span> value(m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ooster ratio</text:span> value(ma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rite to display RAM (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formula="of:=DEC2HEX((128*[.F48])+(64*[.G48])+(32*[.H48])+(16*[.I48])+(8*[.J48])+(4*[.K48])+(2*[.L48])+[.M48];2)" office:value-type="string" office:string-value="00" calcext:value-type="string">
            <text:p>00</text:p>
          </table:table-cell>
          <table:table-cell/>
        </table:table-row>
        <table:table-row table:style-name="ro1">
          <table:table-cell office:value-type="string" calcext:value-type="string">
            <text:p>Write to display RAM (ma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formula="of:=DEC2HEX((128*[.F49])+(64*[.G49])+(32*[.H49])+(16*[.I49])+(8*[.J49])+(4*[.K49])+(2*[.L49])+[.M49];2)" office:value-type="string" office:string-value="FF" calcext:value-type="string">
            <text:p>F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1:58:13.368063500</meta:creation-date>
    <dc:date>2025-08-17T18:56:39.884801500</dc:date>
    <meta:editing-duration>PT5H52M18S</meta:editing-duration>
    <meta:editing-cycles>3</meta:editing-cycles>
    <meta:generator>LibreOffice/25.2.5.2$Windows_X86_64 LibreOffice_project/03d19516eb2e1dd5d4ccd751a0d6f35f35e08022</meta:generator>
    <meta:document-statistic meta:table-count="1" meta:cell-count="569" meta:object-count="0"/>
  </office:meta>
</office:document-meta>
</file>